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1e3af" officeooo:paragraph-rsid="0011e3af"/>
    </style:style>
    <style:style style:name="P2" style:family="paragraph" style:parent-style-name="Standard">
      <style:text-properties officeooo:rsid="0011e3af" officeooo:paragraph-rsid="0011e3a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per list</text:p>
      <text:p text:style-name="P1"/>
      <text:p text:style-name="P1">Chowning, John M. <text:span text:style-name="Strong_20_Emphasis">The synthesis of complex audio spectra by means of frequency modulation</text:span>, Computer Music Journal (1977): 46-54.</text:p>
      <text:p text:style-name="P1"/>
      <text:p text:style-name="P1">D. Comaniciu and P. Meer, <text:span text:style-name="Strong_20_Emphasis">Mean shift: a robust approach toward feature space analysis,</text:span> IEEE Transactions on Pattern Analysis and Machine Intelligence, vol. 24, issue 5, pp. 603 - 619, 2002</text:p>
      <text:p text:style-name="P1"/>
      <text:p text:style-name="P1">M.S. Arulampalam, S. Maskell, N. Gordon, and T. Clapp, <text:span text:style-name="Strong_20_Emphasis">A tutorial on particle for online nonlinear/non-Gaussian Bayesian trackin</text:span>, IEEE Transactions on Signal Processing, Volume: 50, Issue: 2, pp. 174 - 188, 2002.</text:p>
      <text:p text:style-name="P1"/>
      <text:p text:style-name="P1">Canny, John. <text:span text:style-name="Strong_20_Emphasis">A computational approach to edge detection.</text:span> Pattern Analysis and Machine Intelligence, IEEE Transactions on 6 (1986): 679- 698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9T18:23:50.979469443</meta:creation-date>
    <dc:date>2017-02-21T21:12:43.397536949</dc:date>
    <meta:editing-duration>PT7M52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1" meta:paragraph-count="5" meta:word-count="104" meta:character-count="678" meta:non-whitespace-character-count="579"/>
  </office:meta>
</office:document-meta>
</file>